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efund</text:p>
          </table:table-cell>
          <table:table-cell office:value-type="string" calcext:value-type="string">
            <text:p>Fundnummer</text:p>
          </table:table-cell>
          <table:table-cell office:value-type="string" calcext:value-type="string">
            <text:p>Gramm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050" calcext:value-type="float">
            <text:p>305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30329" calcext:value-type="float">
            <text:p>12303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30330" calcext:value-type="float">
            <text:p>123033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30322" calcext:value-type="float">
            <text:p>123032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375" calcext:value-type="float">
            <text:p>137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150" calcext:value-type="float">
            <text:p>115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375" calcext:value-type="float">
            <text:p>13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30490" calcext:value-type="float">
            <text:p>123049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30492" calcext:value-type="float">
            <text:p>123049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8135" calcext:value-type="float">
            <text:p>813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30033" calcext:value-type="float">
            <text:p>123003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275" calcext:value-type="float">
            <text:p>227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750" calcext:value-type="float">
            <text:p>175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3900" calcext:value-type="float">
            <text:p>390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30197" calcext:value-type="float">
            <text:p>123019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30204" calcext:value-type="float">
            <text:p>123020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175" calcext:value-type="float">
            <text:p>2175</text:p>
          </table:table-cell>
          <table:table-cell office:value-type="string" calcext:value-type="string">
            <text:p>gesam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30200" calcext:value-type="float">
            <text:p>12302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30206" calcext:value-type="float">
            <text:p>123020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30485" calcext:value-type="float">
            <text:p>123048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30496" calcext:value-type="float">
            <text:p>123049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30489" calcext:value-type="float">
            <text:p>123048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30393" calcext:value-type="float">
            <text:p>1230393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625" calcext:value-type="float">
            <text:p>162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275" calcext:value-type="float">
            <text:p>127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275" calcext:value-type="float">
            <text:p>127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075" calcext:value-type="float">
            <text:p>207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750" calcext:value-type="float">
            <text:p>275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350" calcext:value-type="float">
            <text:p>135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475" calcext:value-type="float">
            <text:p>247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30414" calcext:value-type="float">
            <text:p>123041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750" calcext:value-type="float">
            <text:p>275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30451" calcext:value-type="float">
            <text:p>123045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325" calcext:value-type="float">
            <text:p>132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3175" calcext:value-type="float">
            <text:p>317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30426" calcext:value-type="float">
            <text:p>1230426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2375" calcext:value-type="float">
            <text:p>237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5025" calcext:value-type="float">
            <text:p>502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6200" calcext:value-type="float">
            <text:p>620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075" calcext:value-type="float">
            <text:p>107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4450" calcext:value-type="float">
            <text:p>445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750" calcext:value-type="float">
            <text:p>375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475" calcext:value-type="float">
            <text:p>247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125" calcext:value-type="float">
            <text:p>112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30456" calcext:value-type="float">
            <text:p>123045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1230498" calcext:value-type="float">
            <text:p>123049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30458" calcext:value-type="float">
            <text:p>123045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3175" calcext:value-type="float">
            <text:p>317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30459" calcext:value-type="float">
            <text:p>1230459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775" calcext:value-type="float">
            <text:p>277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30394" calcext:value-type="float">
            <text:p>123039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2125" calcext:value-type="float">
            <text:p>212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405" calcext:value-type="float">
            <text:p>140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30234" calcext:value-type="float">
            <text:p>1230234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2675" calcext:value-type="float">
            <text:p>267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30.252" calcext:value-type="float">
            <text:p>1230,252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3900" calcext:value-type="float">
            <text:p>390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30295" calcext:value-type="float">
            <text:p>123029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2075" calcext:value-type="float">
            <text:p>20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.00.0000</text:date>, <text:time style:data-style-name="N2" text:time-value="06:45:17.58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2:24:47.976000000</meta:creation-date>
    <meta:generator>LibreOffice/5.1.6.2$Windows_x86 LibreOffice_project/07ac168c60a517dba0f0d7bc7540f5afa45f0909</meta:generator>
    <dc:date>2018-09-17T13:03:42.490000000</dc:date>
    <meta:editing-duration>PT11H53M38S</meta:editing-duration>
    <meta:editing-cycles>57</meta:editing-cycles>
    <meta:document-statistic meta:table-count="1" meta:cell-count="361" meta:object-count="0"/>
  </office:meta>
</office:document-meta>
</file>